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eader">
      <style:paragraph-properties fo:text-align="center" style:justify-single-word="false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`User` (</text:p>
      <text:p text:style-name="Standard"><text:s text:c="2"/>`LoginID` nvarchar(256),</text:p>
      <text:p text:style-name="Standard"><text:s text:c="2"/>`LoginPWD` nvarchar(256),</text:p>
      <text:p text:style-name="Standard"><text:s text:c="2"/>`SiteNumber` int,</text:p>
      <text:p text:style-name="Standard"><text:s text:c="2"/>`CreatedDate` datetime,</text:p>
      <text:p text:style-name="Standard"><text:s text:c="2"/>`ModifiedDate` datetime,</text:p>
      <text:p text:style-name="Standard"><text:s text:c="2"/>`TerminatedDate` datetime,</text:p>
      <text:p text:style-name="Standard"><text:s text:c="2"/>`TerminatedFlag` bit,</text:p>
      <text:p text:style-name="Standard"><text:s text:c="2"/>`LastLoginDate` datetime,</text:p>
      <text:p text:style-name="Standard"><text:s text:c="2"/>`firstName` varchar(20),</text:p>
      <text:p text:style-name="Standard"><text:s text:c="2"/>`lastName` varchar(20),</text:p>
      <text:p text:style-name="Standard"><text:s text:c="2"/>PRIMARY KEY (`LoginID`, `LoginPWD`),</text:p>
      <text:p text:style-name="Standard"><text:s text:c="2"/>KEY `FK` (`SiteNumber`)</text:p>
      <text:p text:style-name="Standard">);</text:p>
      <text:p text:style-name="Standard"/>
      <text:p text:style-name="Standard">CREATE TABLE `Calibers` (</text:p>
      <text:p text:style-name="Standard"><text:s text:c="2"/>`Caliber` float,</text:p>
      <text:p text:style-name="Standard"><text:s text:c="2"/>PRIMARY KEY (`Caliber`)</text:p>
      <text:p text:style-name="Standard">);</text:p>
      <text:p text:style-name="Standard"/>
      <text:p text:style-name="Standard">CREATE TABLE `Threat` (</text:p>
      <text:p text:style-name="Standard"><text:s text:c="2"/>`ThreatNumber` int,</text:p>
      <text:p text:style-name="Standard"><text:s text:c="2"/>`Caliber` float,</text:p>
      <text:p text:style-name="Standard"><text:s text:c="2"/>`Powder` int,</text:p>
      <text:p text:style-name="Standard"><text:s text:c="2"/>PRIMARY KEY (`ThreatNumber`),</text:p>
      <text:p text:style-name="Standard"><text:s text:c="2"/>KEY `FK` (`Caliber`)</text:p>
      <text:p text:style-name="Standard">);</text:p>
      <text:p text:style-name="Standard"/>
      <text:p text:style-name="Standard">CREATE TABLE `Shot` (</text:p>
      <text:p text:style-name="Standard"><text:s text:c="2"/>`ShotNumber` int,</text:p>
      <text:p text:style-name="Standard"><text:s text:c="2"/>`SiteNumber` int,</text:p>
      <text:p text:style-name="Standard"><text:s text:c="2"/>`SiteName` varchar(40),</text:p>
      <text:p text:style-name="Standard"><text:s text:c="2"/>`ThreatNumber` int,</text:p>
      <text:p text:style-name="Standard"><text:s text:c="2"/>PRIMARY KEY (`ShotNumber`),</text:p>
      <text:p text:style-name="Standard"><text:s text:c="2"/>KEY `FK` (`SiteNumber`, `ThreatNumber`)</text:p>
      <text:p text:style-name="Standard">);</text:p>
      <text:p text:style-name="Standard"/>
      <text:p text:style-name="Standard">CREATE TABLE `Site` (</text:p>
      <text:p text:style-name="Standard"><text:s text:c="2"/>`SiteNumber` int,</text:p>
      <text:p text:style-name="Standard"><text:s text:c="2"/>`CountryID` int,</text:p>
      <text:p text:style-name="Standard"><text:s text:c="2"/>`SiteName` varchar(40),</text:p>
      <text:p text:style-name="Standard"><text:s text:c="2"/>PRIMARY KEY (`SiteNumber`)</text:p>
      <text:p text:style-name="Standard"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c9211e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9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ATABASE CREATION SCRIPT (BIMS 202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6:41</meta:creation-date>
    <dc:language>en-US</dc:language>
    <meta:print-date>2019-10-18T12:58:11</meta:print-date>
    <dc:date>2019-10-18T15:56:33.802716907</dc:date>
    <meta:editing-cycles>2</meta:editing-cycles>
    <meta:editing-duration>PT4M24S</meta:editing-duration>
    <meta:generator>LibreOffice/6.2.7.1$Linux_X86_64 LibreOffice_project/20$Build-1</meta:generator>
    <meta:document-statistic meta:table-count="0" meta:image-count="0" meta:object-count="0" meta:page-count="1" meta:paragraph-count="40" meta:word-count="98" meta:character-count="866" meta:non-whitespace-character-count="750"/>
  </office:meta>
</office:document-meta>
</file>